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e75d" officeooo:paragraph-rsid="000be7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ctual docx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30T16:18:46.498965208</meta:creation-date>
    <dc:date>2018-11-30T16:29:35.643130809</dc:date>
    <meta:editing-duration>PT10M4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4" meta:character-count="20" meta:non-whitespace-character-count="17"/>
  </office:meta>
</office:document-meta>
</file>